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57.32mm" svg:height="134.94mm" svg:x="194.44mm" svg:y="202.58mm">
            <loext:p draw:notify-on-update-of-ranges="Sheet1.C2:Sheet1.C50 Sheet1.D2:Sheet1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mm" svg:height="152.4mm" svg:x="189.17mm" svg:y="6.4mm">
            <loext:p draw:notify-on-update-of-ranges="Sheet1.C2:Sheet1.C50 Sheet1.E2:Sheet1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034980" calcext:value-type="float">
            <text:p>3034980</text:p>
          </table:table-cell>
          <table:table-cell table:style-name="ce1" office:value-type="float" office:value="125.787514939967" calcext:value-type="float">
            <text:p>125,79</text:p>
          </table:table-cell>
          <table:table-cell table:style-name="ce2" table:formula="of:=(1000000*[.D2])/[.C2]" office:value-type="float" office:value="41.4459123091312" calcext:value-type="float">
            <text:p>41,45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334600" calcext:value-type="float">
            <text:p>2334600</text:p>
          </table:table-cell>
          <table:table-cell table:style-name="ce1" office:value-type="float" office:value="48.5195994672415" calcext:value-type="float">
            <text:p>48,52</text:p>
          </table:table-cell>
          <table:table-cell table:style-name="ce2" table:formula="of:=(1000000*[.D3])/[.C3]" office:value-type="float" office:value="20.7828319486171" calcext:value-type="float">
            <text:p>20,78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3346000" calcext:value-type="float">
            <text:p>23346000</text:p>
          </table:table-cell>
          <table:table-cell table:style-name="ce1" office:value-type="float" office:value="31.0068079339324" calcext:value-type="float">
            <text:p>31,01</text:p>
          </table:table-cell>
          <table:table-cell table:formula="of:=(1000000*[.D4])/[.C4]" office:value-type="float" office:value="1.32814220568545" calcext:value-type="float">
            <text:p>1,3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610874" calcext:value-type="float">
            <text:p>1610874</text:p>
          </table:table-cell>
          <table:table-cell table:style-name="ce1" office:value-type="float" office:value="27.611474967393" calcext:value-type="float">
            <text:p>27,61</text:p>
          </table:table-cell>
          <table:table-cell table:style-name="ce2" table:formula="of:=(1000000*[.D5])/[.C5]" office:value-type="float" office:value="17.1406795114907" calcext:value-type="float">
            <text:p>17,1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9758628" calcext:value-type="float">
            <text:p>9758628</text:p>
          </table:table-cell>
          <table:table-cell table:style-name="ce1" office:value-type="float" office:value="24.8128518182746" calcext:value-type="float">
            <text:p>24,81</text:p>
          </table:table-cell>
          <table:table-cell table:formula="of:=(1000000*[.D6])/[.C6]" office:value-type="float" office:value="2.5426578222138" calcext:value-type="float">
            <text:p>2,5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233460000" calcext:value-type="float">
            <text:p>233460000</text:p>
          </table:table-cell>
          <table:table-cell table:style-name="ce1" office:value-type="float" office:value="14.6822021059524" calcext:value-type="float">
            <text:p>14,68</text:p>
          </table:table-cell>
          <table:table-cell table:formula="of:=(1000000*[.D7])/[.C7]" office:value-type="float" office:value="0.0628895832517451" calcext:value-type="float">
            <text:p>0,0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30373146" calcext:value-type="float">
            <text:p>30373146</text:p>
          </table:table-cell>
          <table:table-cell table:style-name="ce1" office:value-type="float" office:value="13.9588748003466" calcext:value-type="float">
            <text:p>13,96</text:p>
          </table:table-cell>
          <table:table-cell table:formula="of:=(1000000*[.D8])/[.C8]" office:value-type="float" office:value="0.459579485126322" calcext:value-type="float">
            <text:p>0,4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3034980" calcext:value-type="float">
            <text:p>3034980</text:p>
          </table:table-cell>
          <table:table-cell table:style-name="ce1" office:value-type="float" office:value="13.8323835704224" calcext:value-type="float">
            <text:p>13,83</text:p>
          </table:table-cell>
          <table:table-cell table:formula="of:=(1000000*[.D9])/[.C9]" office:value-type="float" office:value="4.55765229768315" calcext:value-type="float">
            <text:p>4,5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1229426" calcext:value-type="float">
            <text:p>11229426</text:p>
          </table:table-cell>
          <table:table-cell table:style-name="ce1" office:value-type="float" office:value="13.4346346428443" calcext:value-type="float">
            <text:p>13,43</text:p>
          </table:table-cell>
          <table:table-cell table:formula="of:=(1000000*[.D10])/[.C10]" office:value-type="float" office:value="1.19637768153459" calcext:value-type="float">
            <text:p>1,2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034980" calcext:value-type="float">
            <text:p>3034980</text:p>
          </table:table-cell>
          <table:table-cell table:style-name="ce1" office:value-type="float" office:value="12.1345044028382" calcext:value-type="float">
            <text:p>12,13</text:p>
          </table:table-cell>
          <table:table-cell table:formula="of:=(1000000*[.D11])/[.C11]" office:value-type="float" office:value="3.99821560696881" calcext:value-type="float">
            <text:p>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1229426" calcext:value-type="float">
            <text:p>11229426</text:p>
          </table:table-cell>
          <table:table-cell table:style-name="ce1" office:value-type="float" office:value="11.8603340365259" calcext:value-type="float">
            <text:p>11,86</text:p>
          </table:table-cell>
          <table:table-cell table:formula="of:=(1000000*[.D12])/[.C12]" office:value-type="float" office:value="1.0561834626744" calcext:value-type="float">
            <text:p>1,0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day_dd_Word,rule</text:p>
          </table:table-cell>
          <table:table-cell table:style-name="ce1" office:value-type="float" office:value="72372600" calcext:value-type="float">
            <text:p>72372600</text:p>
          </table:table-cell>
          <table:table-cell table:style-name="ce1" office:value-type="float" office:value="10.1306497123222" calcext:value-type="float">
            <text:p>10,13</text:p>
          </table:table-cell>
          <table:table-cell table:formula="of:=(1000000*[.D13])/[.C13]" office:value-type="float" office:value="0.13997907650578" calcext:value-type="float">
            <text:p>0,1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ay_mon,rule</text:p>
          </table:table-cell>
          <table:table-cell office:value-type="float" office:value="9758628" calcext:value-type="float">
            <text:p>9758628</text:p>
          </table:table-cell>
          <table:table-cell office:value-type="float" office:value="8.84344625283702" calcext:value-type="float">
            <text:p>8,84</text:p>
          </table:table-cell>
          <table:table-cell table:formula="of:=(1000000*[.D14])/[.C14]" office:value-type="float" office:value="0.906218195102531" calcext:value-type="float">
            <text:p>0,91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8.27331939301165" calcext:value-type="float">
            <text:p>8,27</text:p>
          </table:table-cell>
          <table:table-cell table:formula="of:=(1000000*[.D15])/[.C15]" office:value-type="float" office:value="3.54378454253904" calcext:value-type="float">
            <text:p>3,5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sc_dd,rule</text:p>
          </table:table-cell>
          <table:table-cell office:value-type="float" office:value="14007600" calcext:value-type="float">
            <text:p>14007600</text:p>
          </table:table-cell>
          <table:table-cell office:value-type="float" office:value="8.24369750849694" calcext:value-type="float">
            <text:p>8,24</text:p>
          </table:table-cell>
          <table:table-cell table:formula="of:=(1000000*[.D16])/[.C16]" office:value-type="float" office:value="0.588516056176429" calcext:value-type="float">
            <text:p>0,59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_sc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8.24369750849694" calcext:value-type="float">
            <text:p>8,24</text:p>
          </table:table-cell>
          <table:table-cell table:formula="of:=(1000000*[.D17])/[.C17]" office:value-type="float" office:value="0.503722729965559" calcext:value-type="float">
            <text:p>0,5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d_sc,rule</text:p>
          </table:table-cell>
          <table:table-cell office:value-type="float" office:value="163445346" calcext:value-type="float">
            <text:p>163445346</text:p>
          </table:table-cell>
          <table:table-cell office:value-type="float" office:value="7.47782153785551" calcext:value-type="float">
            <text:p>7,48</text:p>
          </table:table-cell>
          <table:table-cell table:formula="of:=(1000000*[.D18])/[.C18]" office:value-type="float" office:value="0.0457512050410754" calcext:value-type="float">
            <text:p>0,05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pd,rule</text:p>
          </table:table-cell>
          <table:table-cell office:value-type="float" office:value="1610874" calcext:value-type="float">
            <text:p>1610874</text:p>
          </table:table-cell>
          <table:table-cell office:value-type="float" office:value="7.38720289839201" calcext:value-type="float">
            <text:p>7,39</text:p>
          </table:table-cell>
          <table:table-cell table:formula="of:=(1000000*[.D19])/[.C19]" office:value-type="float" office:value="4.58583532814609" calcext:value-type="float">
            <text:p>4,59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_sc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7.31503234884166" calcext:value-type="float">
            <text:p>7,32</text:p>
          </table:table-cell>
          <table:table-cell table:formula="of:=(1000000*[.D20])/[.C20]" office:value-type="float" office:value="0.446977592366406" calcext:value-type="float">
            <text:p>0,45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d_sc,rule</text:p>
          </table:table-cell>
          <table:table-cell office:value-type="float" office:value="163445346" calcext:value-type="float">
            <text:p>163445346</text:p>
          </table:table-cell>
          <table:table-cell office:value-type="float" office:value="6.75449423224973" calcext:value-type="float">
            <text:p>6,75</text:p>
          </table:table-cell>
          <table:table-cell table:formula="of:=(1000000*[.D21])/[.C21]" office:value-type="float" office:value="0.041325705488425" calcext:value-type="float">
            <text:p>0,0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sc_dd,rule</text:p>
          </table:table-cell>
          <table:table-cell office:value-type="float" office:value="14007600" calcext:value-type="float">
            <text:p>14007600</text:p>
          </table:table-cell>
          <table:table-cell office:value-type="float" office:value="6.59170504323587" calcext:value-type="float">
            <text:p>6,59</text:p>
          </table:table-cell>
          <table:table-cell table:formula="of:=(1000000*[.D22])/[.C22]" office:value-type="float" office:value="0.470580616467908" calcext:value-type="float">
            <text:p>0,47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sc_word_d,rule</text:p>
          </table:table-cell>
          <table:table-cell office:value-type="float" office:value="933840" calcext:value-type="float">
            <text:p>933840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23])/[.C23]" office:value-type="float" office:value="6.89465497028983" calcext:value-type="float">
            <text:p>6,89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24])/[.C24]" office:value-type="float" office:value="6.72649265394129" calcext:value-type="float">
            <text:p>6,7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25])/[.C25]" office:value-type="float" office:value="6.72649265394129" calcext:value-type="float">
            <text:p>6,7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dd_Word,rule</text:p>
          </table:table-cell>
          <table:table-cell office:value-type="float" office:value="2334600" calcext:value-type="float">
            <text:p>2334600</text:p>
          </table:table-cell>
          <table:table-cell office:value-type="float" office:value="6.07371559167958" calcext:value-type="float">
            <text:p>6,07</text:p>
          </table:table-cell>
          <table:table-cell table:formula="of:=(1000000*[.D26])/[.C26]" office:value-type="float" office:value="2.60160866601541" calcext:value-type="float">
            <text:p>2,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sc_word_year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6.03116692664394" calcext:value-type="float">
            <text:p>6,03</text:p>
          </table:table-cell>
          <table:table-cell table:formula="of:=(1000000*[.D27])/[.C27]" office:value-type="float" office:value="0.496804503377612" calcext:value-type="float">
            <text:p>0,5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_2sc,rule</text:p>
          </table:table-cell>
          <table:table-cell office:value-type="float" office:value="16342200" calcext:value-type="float">
            <text:p>16342200</text:p>
          </table:table-cell>
          <table:table-cell office:value-type="float" office:value="6.03116692664394" calcext:value-type="float">
            <text:p>6,03</text:p>
          </table:table-cell>
          <table:table-cell table:formula="of:=(1000000*[.D28])/[.C28]" office:value-type="float" office:value="0.369054773937655" calcext:value-type="float">
            <text:p>0,37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58411692" calcext:value-type="float">
            <text:p>58411692</text:p>
          </table:table-cell>
          <table:table-cell office:value-type="float" office:value="6.03116692664394" calcext:value-type="float">
            <text:p>6,03</text:p>
          </table:table-cell>
          <table:table-cell table:formula="of:=(1000000*[.D29])/[.C29]" office:value-type="float" office:value="0.103252734514931" calcext:value-type="float">
            <text:p>0,1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5.91092640266572" calcext:value-type="float">
            <text:p>5,91</text:p>
          </table:table-cell>
          <table:table-cell table:formula="of:=(1000000*[.D30])/[.C30]" office:value-type="float" office:value="0.486899946841966" calcext:value-type="float">
            <text:p>0,49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dddd_Word,rule</text:p>
          </table:table-cell>
          <table:table-cell office:value-type="float" office:value="233460000" calcext:value-type="float">
            <text:p>23346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1])/[.C31]" office:value-type="float" office:value="0.0253187972357822" calcext:value-type="float">
            <text:p>0,0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5.70558854861622" calcext:value-type="float">
            <text:p>5,71</text:p>
          </table:table-cell>
          <table:table-cell table:formula="of:=(1000000*[.D32])/[.C32]" office:value-type="float" office:value="0.244392553268921" calcext:value-type="float">
            <text:p>0,2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sc_Word_year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5.35038828607379" calcext:value-type="float">
            <text:p>5,35</text:p>
          </table:table-cell>
          <table:table-cell table:formula="of:=(1000000*[.D33])/[.C33]" office:value-type="float" office:value="0.44072681583353" calcext:value-type="float">
            <text:p>0,4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year_mon,rule</text:p>
          </table:table-cell>
          <table:table-cell office:value-type="float" office:value="22435506" calcext:value-type="float">
            <text:p>22435506</text:p>
          </table:table-cell>
          <table:table-cell office:value-type="float" office:value="5.35038828607379" calcext:value-type="float">
            <text:p>5,35</text:p>
          </table:table-cell>
          <table:table-cell table:formula="of:=(1000000*[.D34])/[.C34]" office:value-type="float" office:value="0.238478610024387" calcext:value-type="float">
            <text:p>0,2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day_Word_year,rule</text:p>
          </table:table-cell>
          <table:table-cell office:value-type="float" office:value="119998440" calcext:value-type="float">
            <text:p>119998440</text:p>
          </table:table-cell>
          <table:table-cell office:value-type="float" office:value="5.35038828607379" calcext:value-type="float">
            <text:p>5,35</text:p>
          </table:table-cell>
          <table:table-cell table:formula="of:=(1000000*[.D35])/[.C35]" office:value-type="float" office:value="0.0445871486835478" calcext:value-type="float">
            <text:p>0,0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36])/[.C36]" office:value-type="float" office:value="22.7355419388253" calcext:value-type="float">
            <text:p>22,7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year_word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5.30783962103815" calcext:value-type="float">
            <text:p>5,31</text:p>
          </table:table-cell>
          <table:table-cell table:formula="of:=(1000000*[.D37])/[.C37]" office:value-type="float" office:value="0.437221960362025" calcext:value-type="float">
            <text:p>0,4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38])/[.C38]" office:value-type="float" office:value="19.6372497020148" calcext:value-type="float">
            <text:p>19,6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day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39])/[.C39]" office:value-type="float" office:value="6.33459667806928" calcext:value-type="float">
            <text:p>6,3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year_word,rule</text:p>
          </table:table-cell>
          <table:table-cell office:value-type="float" office:value="3034980" calcext:value-type="float">
            <text:p>3034980</text:p>
          </table:table-cell>
          <table:table-cell office:value-type="float" office:value="4.58451231543237" calcext:value-type="float">
            <text:p>4,58</text:p>
          </table:table-cell>
          <table:table-cell table:formula="of:=(1000000*[.D40])/[.C40]" office:value-type="float" office:value="1.51055766938575" calcext:value-type="float">
            <text:p>1,51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sc_dd_Word,rule</text:p>
          </table:table-cell>
          <table:table-cell office:value-type="float" office:value="11673000" calcext:value-type="float">
            <text:p>11673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41])/[.C41]" office:value-type="float" office:value="0.392744994040295" calcext:value-type="float">
            <text:p>0,39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sc_word_year_sc,rule</text:p>
          </table:table-cell>
          <table:table-cell office:value-type="float" office:value="12139920" calcext:value-type="float">
            <text:p>12139920</text:p>
          </table:table-cell>
          <table:table-cell office:value-type="float" office:value="4.58451231543237" calcext:value-type="float">
            <text:p>4,58</text:p>
          </table:table-cell>
          <table:table-cell table:formula="of:=(1000000*[.D42])/[.C42]" office:value-type="float" office:value="0.377639417346438" calcext:value-type="float">
            <text:p>0,38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year_sc_word,rule</text:p>
          </table:table-cell>
          <table:table-cell office:value-type="float" office:value="15174900" calcext:value-type="float">
            <text:p>15174900</text:p>
          </table:table-cell>
          <table:table-cell office:value-type="float" office:value="4.58451231543237" calcext:value-type="float">
            <text:p>4,58</text:p>
          </table:table-cell>
          <table:table-cell table:formula="of:=(1000000*[.D43])/[.C43]" office:value-type="float" office:value="0.30211153387715" calcext:value-type="float">
            <text:p>0,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d_2sc,rule</text:p>
          </table:table-cell>
          <table:table-cell office:value-type="float" office:value="16342200" calcext:value-type="float">
            <text:p>16342200</text:p>
          </table:table-cell>
          <table:table-cell office:value-type="float" office:value="4.58451231543237" calcext:value-type="float">
            <text:p>4,58</text:p>
          </table:table-cell>
          <table:table-cell table:formula="of:=(1000000*[.D44])/[.C44]" office:value-type="float" office:value="0.280532138600211" calcext:value-type="float">
            <text:p>0,28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2sc_dd,rule</text:p>
          </table:table-cell>
          <table:table-cell office:value-type="float" office:value="16365546" calcext:value-type="float">
            <text:p>16365546</text:p>
          </table:table-cell>
          <table:table-cell office:value-type="float" office:value="4.58451231543237" calcext:value-type="float">
            <text:p>4,58</text:p>
          </table:table-cell>
          <table:table-cell table:formula="of:=(1000000*[.D45])/[.C45]" office:value-type="float" office:value="0.280131950100068" calcext:value-type="float">
            <text:p>0,28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ddd_wORD,rule</text:p>
          </table:table-cell>
          <table:table-cell office:value-type="float" office:value="23346000" calcext:value-type="float">
            <text:p>23346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46])/[.C46]" office:value-type="float" office:value="0.196372497020148" calcext:value-type="float">
            <text:p>0,2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ay_mon_sc,rule</text:p>
          </table:table-cell>
          <table:table-cell office:value-type="float" office:value="58411692" calcext:value-type="float">
            <text:p>58411692</text:p>
          </table:table-cell>
          <table:table-cell office:value-type="float" office:value="4.58451231543237" calcext:value-type="float">
            <text:p>4,58</text:p>
          </table:table-cell>
          <table:table-cell table:formula="of:=(1000000*[.D47])/[.C47]" office:value-type="float" office:value="0.078486209840187" calcext:value-type="float">
            <text:p>0,08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mon_dd_sc,rule</text:p>
          </table:table-cell>
          <table:table-cell office:value-type="float" office:value="182098800" calcext:value-type="float">
            <text:p>182098800</text:p>
          </table:table-cell>
          <table:table-cell office:value-type="float" office:value="4.58451231543237" calcext:value-type="float">
            <text:p>4,58</text:p>
          </table:table-cell>
          <table:table-cell table:formula="of:=(1000000*[.D48])/[.C48]" office:value-type="float" office:value="0.0251759611564292" calcext:value-type="float">
            <text:p>0,0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Word_day_mon_dd,rule</text:p>
          </table:table-cell>
          <table:table-cell office:value-type="float" office:value="852689304" calcext:value-type="float">
            <text:p>852689304</text:p>
          </table:table-cell>
          <table:table-cell office:value-type="float" office:value="4.58451231543237" calcext:value-type="float">
            <text:p>4,58</text:p>
          </table:table-cell>
          <table:table-cell table:formula="of:=(1000000*[.D49])/[.C49]" office:value-type="float" office:value="0.00537653315683243" calcext:value-type="float">
            <text:p>0,01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50])/[.C50]" office:value-type="float" office:value="18.9399602776429" calcext:value-type="float">
            <text:p>18,94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034980" calcext:value-type="float">
            <text:p>3034980</text:p>
          </table:table-cell>
          <table:table-cell table:style-name="ce1" office:value-type="float" office:value="125.787514939967" calcext:value-type="float">
            <text:p>125,79</text:p>
          </table:table-cell>
          <table:table-cell table:style-name="ce2" table:formula="of:=(1000000*[.D60])/[.C60]" office:value-type="float" office:value="41.4459123091312" calcext:value-type="float">
            <text:p>41,45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334600" calcext:value-type="float">
            <text:p>2334600</text:p>
          </table:table-cell>
          <table:table-cell table:style-name="ce1" office:value-type="float" office:value="48.5195994672415" calcext:value-type="float">
            <text:p>48,52</text:p>
          </table:table-cell>
          <table:table-cell table:style-name="ce2" table:formula="of:=(1000000*[.D61])/[.C61]" office:value-type="float" office:value="20.7828319486171" calcext:value-type="float">
            <text:p>20,78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610874" calcext:value-type="float">
            <text:p>1610874</text:p>
          </table:table-cell>
          <table:table-cell table:style-name="ce1" office:value-type="float" office:value="27.611474967393" calcext:value-type="float">
            <text:p>27,61</text:p>
          </table:table-cell>
          <table:table-cell table:style-name="ce2" table:formula="of:=(1000000*[.D62])/[.C62]" office:value-type="float" office:value="17.1406795114907" calcext:value-type="float">
            <text:p>17,1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year_Word,rule</text:p>
          </table:table-cell>
          <table:table-cell table:style-name="ce1" office:value-type="float" office:value="3034980" calcext:value-type="float">
            <text:p>3034980</text:p>
          </table:table-cell>
          <table:table-cell table:style-name="ce1" office:value-type="float" office:value="13.8323835704224" calcext:value-type="float">
            <text:p>13,83</text:p>
          </table:table-cell>
          <table:table-cell office:value-type="float" office:value="4.55765229768315" calcext:value-type="float">
            <text:p>4,5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034980" calcext:value-type="float">
            <text:p>3034980</text:p>
          </table:table-cell>
          <table:table-cell table:style-name="ce1" office:value-type="float" office:value="12.1345044028382" calcext:value-type="float">
            <text:p>12,13</text:p>
          </table:table-cell>
          <table:table-cell office:value-type="float" office:value="3.99821560696881" calcext:value-type="float">
            <text:p>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9758628" calcext:value-type="float">
            <text:p>9758628</text:p>
          </table:table-cell>
          <table:table-cell table:style-name="ce1" office:value-type="float" office:value="24.8128518182746" calcext:value-type="float">
            <text:p>24,81</text:p>
          </table:table-cell>
          <table:table-cell office:value-type="float" office:value="2.5426578222138" calcext:value-type="float">
            <text:p>2,5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3346000" calcext:value-type="float">
            <text:p>23346000</text:p>
          </table:table-cell>
          <table:table-cell table:style-name="ce1" office:value-type="float" office:value="31.0068079339324" calcext:value-type="float">
            <text:p>31,01</text:p>
          </table:table-cell>
          <table:table-cell office:value-type="float" office:value="1.32814220568545" calcext:value-type="float">
            <text:p>1,3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1229426" calcext:value-type="float">
            <text:p>11229426</text:p>
          </table:table-cell>
          <table:table-cell table:style-name="ce1" office:value-type="float" office:value="13.4346346428443" calcext:value-type="float">
            <text:p>13,43</text:p>
          </table:table-cell>
          <table:table-cell office:value-type="float" office:value="1.19637768153459" calcext:value-type="float">
            <text:p>1,2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1229426" calcext:value-type="float">
            <text:p>11229426</text:p>
          </table:table-cell>
          <table:table-cell table:style-name="ce1" office:value-type="float" office:value="11.8603340365259" calcext:value-type="float">
            <text:p>11,86</text:p>
          </table:table-cell>
          <table:table-cell office:value-type="float" office:value="1.0561834626744" calcext:value-type="float">
            <text:p>1,0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30373146" calcext:value-type="float">
            <text:p>30373146</text:p>
          </table:table-cell>
          <table:table-cell table:style-name="ce1" office:value-type="float" office:value="13.9588748003466" calcext:value-type="float">
            <text:p>13,96</text:p>
          </table:table-cell>
          <table:table-cell office:value-type="float" office:value="0.459579485126322" calcext:value-type="float">
            <text:p>0,4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day_dd_Word,rule</text:p>
          </table:table-cell>
          <table:table-cell table:style-name="ce1" office:value-type="float" office:value="72372600" calcext:value-type="float">
            <text:p>72372600</text:p>
          </table:table-cell>
          <table:table-cell table:style-name="ce1" office:value-type="float" office:value="10.1306497123222" calcext:value-type="float">
            <text:p>10,13</text:p>
          </table:table-cell>
          <table:table-cell office:value-type="float" office:value="0.13997907650578" calcext:value-type="float">
            <text:p>0,1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233460000" calcext:value-type="float">
            <text:p>233460000</text:p>
          </table:table-cell>
          <table:table-cell table:style-name="ce1" office:value-type="float" office:value="14.6822021059524" calcext:value-type="float">
            <text:p>14,68</text:p>
          </table:table-cell>
          <table:table-cell office:value-type="float" office:value="0.0628895832517451" calcext:value-type="float">
            <text:p>0,06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5.30783962103815" calcext:value-type="float">
            <text:p>5,31</text:p>
          </table:table-cell>
          <table:table-cell table:style-name="ce2" office:value-type="float" office:value="22.7355419388253" calcext:value-type="float">
            <text:p>22,7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4.58451231543237" calcext:value-type="float">
            <text:p>4,58</text:p>
          </table:table-cell>
          <table:table-cell table:style-name="ce2" office:value-type="float" office:value="19.6372497020148" calcext:value-type="float">
            <text:p>19,6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word,rule</text:p>
          </table:table-cell>
          <table:table-cell office:value-type="float" office:value="233460" calcext:value-type="float">
            <text:p>233460</text:p>
          </table:table-cell>
          <table:table-cell office:value-type="float" office:value="4.42172312641851" calcext:value-type="float">
            <text:p>4,42</text:p>
          </table:table-cell>
          <table:table-cell table:style-name="ce2" office:value-type="float" office:value="18.9399602776429" calcext:value-type="float">
            <text:p>18,94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sc_word_d,rule</text:p>
          </table:table-cell>
          <table:table-cell office:value-type="float" office:value="933840" calcext:value-type="float">
            <text:p>933840</text:p>
          </table:table-cell>
          <table:table-cell office:value-type="float" office:value="6.43850459745545" calcext:value-type="float">
            <text:p>6,44</text:p>
          </table:table-cell>
          <table:table-cell table:style-name="ce2" office:value-type="float" office:value="6.89465497028983" calcext:value-type="float">
            <text:p>6,89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6.43850459745545" calcext:value-type="float">
            <text:p>6,44</text:p>
          </table:table-cell>
          <table:table-cell table:style-name="ce2" office:value-type="float" office:value="6.72649265394129" calcext:value-type="float">
            <text:p>6,7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1-0_sc_word,rule</text:p>
          </table:table-cell>
          <table:table-cell office:value-type="float" office:value="957186" calcext:value-type="float">
            <text:p>957186</text:p>
          </table:table-cell>
          <table:table-cell office:value-type="float" office:value="6.43850459745545" calcext:value-type="float">
            <text:p>6,44</text:p>
          </table:table-cell>
          <table:table-cell table:style-name="ce2" office:value-type="float" office:value="6.72649265394129" calcext:value-type="float">
            <text:p>6,73</text:p>
          </table:table-cell>
        </table:table-row>
        <table:table-row table:style-name="ro1">
          <table:table-cell office:value-type="string" calcext:value-type="string">
            <text:p>names_all,dic</text:p>
          </table:table-cell>
          <table:table-cell office:value-type="string" calcext:value-type="string">
            <text:p>day_Word,rule</text:p>
          </table:table-cell>
          <table:table-cell office:value-type="float" office:value="723726" calcext:value-type="float">
            <text:p>723726</text:p>
          </table:table-cell>
          <table:table-cell office:value-type="float" office:value="4.58451231543237" calcext:value-type="float">
            <text:p>4,58</text:p>
          </table:table-cell>
          <table:table-cell table:style-name="ce2" office:value-type="float" office:value="6.33459667806928" calcext:value-type="float">
            <text:p>6,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63:Sheet1.E7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39:01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6S</meta:editing-duration>
    <meta:editing-cycles>4</meta:editing-cycles>
    <meta:generator>LibreOffice/5.2.0.4$Windows_x86 LibreOffice_project/066b007f5ebcc236395c7d282ba488bca6720265</meta:generator>
    <dc:date>2016-08-13T22:43:26.241000000</dc:date>
    <meta:document-statistic meta:table-count="3" meta:cell-count="35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33cm" svg:height="13.495cm" xlink:href=".." xlink:type="simple" chart:class="chart:scatter" chart:style-name="ch1">
        <chart:plot-area chart:style-name="ch2" table:cell-range-address="Sheet1.C2:Sheet1.D50" svg:x="0.514cm" svg:y="0.269cm" svg:width="24.705cm" svg:height="12.957cm">
          <chartooo:coordinate-region svg:x="1.135cm" svg:y="0.468cm" svg:width="23.063cm" svg:height="12.1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50" chart:class="chart:scatter">
            <chart:domain table:cell-range-address="Sheet1.C2:Sheet1.C50"/>
            <chart:mean-value chart:style-name="ch6"/>
            <chart:regression-curve chart:style-name="ch7"/>
            <chart:data-point chart:repeated="10"/>
            <chart:data-point chart:style-name="ch8"/>
            <chart:data-point/>
            <chart:data-point chart:style-name="ch8"/>
            <chart:data-point chart:repeated="2"/>
            <chart:data-point chart:style-name="ch8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4980">
                <text:p>3034980</text:p>
                <draw:g>
                  <svg:desc>Sheet1.C2:Sheet1.C50</svg:desc>
                </draw:g>
              </table:table-cell>
              <table:table-cell office:value-type="float" office:value="125.787514939967">
                <text:p>125.787514939967</text:p>
                <draw:g>
                  <svg:desc>Sheet1.D2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4600">
                <text:p>2334600</text:p>
              </table:table-cell>
              <table:table-cell office:value-type="float" office:value="48.5195994672415">
                <text:p>48.5195994672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6000">
                <text:p>23346000</text:p>
              </table:table-cell>
              <table:table-cell office:value-type="float" office:value="31.0068079339324">
                <text:p>31.0068079339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0874">
                <text:p>1610874</text:p>
              </table:table-cell>
              <table:table-cell office:value-type="float" office:value="27.611474967393">
                <text:p>27.611474967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58628">
                <text:p>9758628</text:p>
              </table:table-cell>
              <table:table-cell office:value-type="float" office:value="24.8128518182746">
                <text:p>24.8128518182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3460000">
                <text:p>233460000</text:p>
              </table:table-cell>
              <table:table-cell office:value-type="float" office:value="14.6822021059524">
                <text:p>14.6822021059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73146">
                <text:p>30373146</text:p>
              </table:table-cell>
              <table:table-cell office:value-type="float" office:value="13.9588748003466">
                <text:p>13.9588748003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4980">
                <text:p>3034980</text:p>
              </table:table-cell>
              <table:table-cell office:value-type="float" office:value="13.8323835704224">
                <text:p>13.8323835704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29426">
                <text:p>11229426</text:p>
              </table:table-cell>
              <table:table-cell office:value-type="float" office:value="13.4346346428443">
                <text:p>13.43463464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4980">
                <text:p>3034980</text:p>
              </table:table-cell>
              <table:table-cell office:value-type="float" office:value="12.1345044028382">
                <text:p>12.1345044028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29426">
                <text:p>11229426</text:p>
              </table:table-cell>
              <table:table-cell office:value-type="float" office:value="11.8603340365259">
                <text:p>11.8603340365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372600">
                <text:p>72372600</text:p>
              </table:table-cell>
              <table:table-cell office:value-type="float" office:value="10.1306497123222">
                <text:p>10.130649712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58628">
                <text:p>9758628</text:p>
              </table:table-cell>
              <table:table-cell office:value-type="float" office:value="8.84344625283702">
                <text:p>8.84344625283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4600">
                <text:p>2334600</text:p>
              </table:table-cell>
              <table:table-cell office:value-type="float" office:value="8.27331939301165">
                <text:p>8.27331939301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7600">
                <text:p>14007600</text:p>
              </table:table-cell>
              <table:table-cell office:value-type="float" office:value="8.24369750849694">
                <text:p>8.24369750849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65546">
                <text:p>16365546</text:p>
              </table:table-cell>
              <table:table-cell office:value-type="float" office:value="8.24369750849694">
                <text:p>8.24369750849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445346">
                <text:p>163445346</text:p>
              </table:table-cell>
              <table:table-cell office:value-type="float" office:value="7.47782153785551">
                <text:p>7.47782153785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0874">
                <text:p>1610874</text:p>
              </table:table-cell>
              <table:table-cell office:value-type="float" office:value="7.38720289839201">
                <text:p>7.38720289839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65546">
                <text:p>16365546</text:p>
              </table:table-cell>
              <table:table-cell office:value-type="float" office:value="7.31503234884166">
                <text:p>7.31503234884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445346">
                <text:p>163445346</text:p>
              </table:table-cell>
              <table:table-cell office:value-type="float" office:value="6.75449423224973">
                <text:p>6.75449423224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7600">
                <text:p>14007600</text:p>
              </table:table-cell>
              <table:table-cell office:value-type="float" office:value="6.59170504323587">
                <text:p>6.591705043235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3840">
                <text:p>93384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7186">
                <text:p>957186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7186">
                <text:p>957186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4600">
                <text:p>23346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39920">
                <text:p>12139920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42200">
                <text:p>16342200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411692">
                <text:p>58411692</text:p>
              </table:table-cell>
              <table:table-cell office:value-type="float" office:value="6.03116692664394">
                <text:p>6.03116692664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39920">
                <text:p>1213992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460000">
                <text:p>233460000</text:p>
              </table:table-cell>
              <table:table-cell office:value-type="float" office:value="5.91092640266572">
                <text:p>5.91092640266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46000">
                <text:p>23346000</text:p>
              </table:table-cell>
              <table:table-cell office:value-type="float" office:value="5.70558854861622">
                <text:p>5.70558854861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39920">
                <text:p>1213992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435506">
                <text:p>22435506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998440">
                <text:p>11999844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460">
                <text:p>23346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39920">
                <text:p>1213992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460">
                <text:p>2334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3726">
                <text:p>723726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4980">
                <text:p>303498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73000">
                <text:p>11673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39920">
                <text:p>1213992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74900">
                <text:p>151749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42200">
                <text:p>163422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365546">
                <text:p>16365546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46000">
                <text:p>23346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411692">
                <text:p>58411692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098800">
                <text:p>1820988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2689304">
                <text:p>852689304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3460">
                <text:p>23346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1cm" svg:height="15.241cm" xlink:href=".." xlink:type="simple" chart:class="chart:scatter" chart:style-name="ch1">
        <chart:plot-area chart:style-name="ch2" table:cell-range-address="Sheet1.C2:Sheet1.C50 Sheet1.E2:Sheet1.E50" svg:x="0.482cm" svg:y="0.304cm" svg:width="23.137cm" svg:height="14.633cm">
          <chartooo:coordinate-region svg:x="1.103cm" svg:y="0.504cm" svg:width="21.681cm" svg:height="13.7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50" chart:class="chart:scatter">
            <chart:domain table:cell-range-address="Sheet1.C2:Sheet1.C50"/>
            <chart:mean-value chart:style-name="ch6"/>
            <chart:regression-curve chart:style-name="ch7"/>
            <chart:data-point chart:repeated="17"/>
            <chart:data-point chart:style-name="ch8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4980">
                <text:p>3034980</text:p>
                <draw:g>
                  <svg:desc>Sheet1.C2:Sheet1.C50</svg:desc>
                </draw:g>
              </table:table-cell>
              <table:table-cell office:value-type="float" office:value="41.4459123091312">
                <text:p>41.4459123091312</text:p>
                <draw:g>
                  <svg:desc>Sheet1.E2:Sheet1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34600">
                <text:p>2334600</text:p>
              </table:table-cell>
              <table:table-cell office:value-type="float" office:value="20.7828319486171">
                <text:p>20.7828319486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6000">
                <text:p>23346000</text:p>
              </table:table-cell>
              <table:table-cell office:value-type="float" office:value="1.32814220568545">
                <text:p>1.32814220568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0874">
                <text:p>1610874</text:p>
              </table:table-cell>
              <table:table-cell office:value-type="float" office:value="17.1406795114907">
                <text:p>17.1406795114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58628">
                <text:p>9758628</text:p>
              </table:table-cell>
              <table:table-cell office:value-type="float" office:value="2.5426578222138">
                <text:p>2.5426578222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3460000">
                <text:p>233460000</text:p>
              </table:table-cell>
              <table:table-cell office:value-type="float" office:value="0.0628895832517451">
                <text:p>0.0628895832517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73146">
                <text:p>30373146</text:p>
              </table:table-cell>
              <table:table-cell office:value-type="float" office:value="0.459579485126322">
                <text:p>0.459579485126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4980">
                <text:p>3034980</text:p>
              </table:table-cell>
              <table:table-cell office:value-type="float" office:value="4.55765229768315">
                <text:p>4.55765229768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29426">
                <text:p>11229426</text:p>
              </table:table-cell>
              <table:table-cell office:value-type="float" office:value="1.19637768153459">
                <text:p>1.19637768153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4980">
                <text:p>3034980</text:p>
              </table:table-cell>
              <table:table-cell office:value-type="float" office:value="3.99821560696881">
                <text:p>3.99821560696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29426">
                <text:p>11229426</text:p>
              </table:table-cell>
              <table:table-cell office:value-type="float" office:value="1.0561834626744">
                <text:p>1.0561834626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372600">
                <text:p>72372600</text:p>
              </table:table-cell>
              <table:table-cell office:value-type="float" office:value="0.13997907650578">
                <text:p>0.13997907650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58628">
                <text:p>9758628</text:p>
              </table:table-cell>
              <table:table-cell office:value-type="float" office:value="0.906218195102531">
                <text:p>0.906218195102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4600">
                <text:p>2334600</text:p>
              </table:table-cell>
              <table:table-cell office:value-type="float" office:value="3.54378454253904">
                <text:p>3.54378454253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7600">
                <text:p>14007600</text:p>
              </table:table-cell>
              <table:table-cell office:value-type="float" office:value="0.588516056176429">
                <text:p>0.588516056176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65546">
                <text:p>16365546</text:p>
              </table:table-cell>
              <table:table-cell office:value-type="float" office:value="0.503722729965559">
                <text:p>0.503722729965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445346">
                <text:p>163445346</text:p>
              </table:table-cell>
              <table:table-cell office:value-type="float" office:value="0.0457512050410754">
                <text:p>0.0457512050410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0874">
                <text:p>1610874</text:p>
              </table:table-cell>
              <table:table-cell office:value-type="float" office:value="4.58583532814609">
                <text:p>4.5858353281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65546">
                <text:p>16365546</text:p>
              </table:table-cell>
              <table:table-cell office:value-type="float" office:value="0.446977592366406">
                <text:p>0.446977592366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445346">
                <text:p>163445346</text:p>
              </table:table-cell>
              <table:table-cell office:value-type="float" office:value="0.041325705488425">
                <text:p>0.041325705488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7600">
                <text:p>14007600</text:p>
              </table:table-cell>
              <table:table-cell office:value-type="float" office:value="0.470580616467908">
                <text:p>0.470580616467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3840">
                <text:p>933840</text:p>
              </table:table-cell>
              <table:table-cell office:value-type="float" office:value="6.89465497028983">
                <text:p>6.89465497028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7186">
                <text:p>957186</text:p>
              </table:table-cell>
              <table:table-cell office:value-type="float" office:value="6.72649265394129">
                <text:p>6.72649265394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7186">
                <text:p>957186</text:p>
              </table:table-cell>
              <table:table-cell office:value-type="float" office:value="6.72649265394129">
                <text:p>6.72649265394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4600">
                <text:p>2334600</text:p>
              </table:table-cell>
              <table:table-cell office:value-type="float" office:value="2.60160866601541">
                <text:p>2.60160866601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39920">
                <text:p>12139920</text:p>
              </table:table-cell>
              <table:table-cell office:value-type="float" office:value="0.496804503377612">
                <text:p>0.496804503377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42200">
                <text:p>16342200</text:p>
              </table:table-cell>
              <table:table-cell office:value-type="float" office:value="0.369054773937655">
                <text:p>0.36905477393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411692">
                <text:p>58411692</text:p>
              </table:table-cell>
              <table:table-cell office:value-type="float" office:value="0.103252734514931">
                <text:p>0.103252734514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39920">
                <text:p>12139920</text:p>
              </table:table-cell>
              <table:table-cell office:value-type="float" office:value="0.486899946841966">
                <text:p>0.486899946841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460000">
                <text:p>233460000</text:p>
              </table:table-cell>
              <table:table-cell office:value-type="float" office:value="0.0253187972357822">
                <text:p>0.0253187972357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46000">
                <text:p>23346000</text:p>
              </table:table-cell>
              <table:table-cell office:value-type="float" office:value="0.244392553268921">
                <text:p>0.244392553268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39920">
                <text:p>12139920</text:p>
              </table:table-cell>
              <table:table-cell office:value-type="float" office:value="0.44072681583353">
                <text:p>0.44072681583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435506">
                <text:p>22435506</text:p>
              </table:table-cell>
              <table:table-cell office:value-type="float" office:value="0.238478610024387">
                <text:p>0.23847861002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998440">
                <text:p>119998440</text:p>
              </table:table-cell>
              <table:table-cell office:value-type="float" office:value="0.0445871486835478">
                <text:p>0.0445871486835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460">
                <text:p>233460</text:p>
              </table:table-cell>
              <table:table-cell office:value-type="float" office:value="22.7355419388253">
                <text:p>22.7355419388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39920">
                <text:p>12139920</text:p>
              </table:table-cell>
              <table:table-cell office:value-type="float" office:value="0.437221960362025">
                <text:p>0.437221960362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460">
                <text:p>233460</text:p>
              </table:table-cell>
              <table:table-cell office:value-type="float" office:value="19.6372497020148">
                <text:p>19.6372497020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3726">
                <text:p>723726</text:p>
              </table:table-cell>
              <table:table-cell office:value-type="float" office:value="6.33459667806928">
                <text:p>6.33459667806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4980">
                <text:p>3034980</text:p>
              </table:table-cell>
              <table:table-cell office:value-type="float" office:value="1.51055766938575">
                <text:p>1.51055766938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73000">
                <text:p>11673000</text:p>
              </table:table-cell>
              <table:table-cell office:value-type="float" office:value="0.392744994040295">
                <text:p>0.392744994040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39920">
                <text:p>12139920</text:p>
              </table:table-cell>
              <table:table-cell office:value-type="float" office:value="0.377639417346438">
                <text:p>0.377639417346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74900">
                <text:p>15174900</text:p>
              </table:table-cell>
              <table:table-cell office:value-type="float" office:value="0.30211153387715">
                <text:p>0.30211153387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42200">
                <text:p>16342200</text:p>
              </table:table-cell>
              <table:table-cell office:value-type="float" office:value="0.280532138600211">
                <text:p>0.280532138600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365546">
                <text:p>16365546</text:p>
              </table:table-cell>
              <table:table-cell office:value-type="float" office:value="0.280131950100068">
                <text:p>0.280131950100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46000">
                <text:p>23346000</text:p>
              </table:table-cell>
              <table:table-cell office:value-type="float" office:value="0.196372497020148">
                <text:p>0.196372497020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411692">
                <text:p>58411692</text:p>
              </table:table-cell>
              <table:table-cell office:value-type="float" office:value="0.078486209840187">
                <text:p>0.0784862098401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2098800">
                <text:p>182098800</text:p>
              </table:table-cell>
              <table:table-cell office:value-type="float" office:value="0.0251759611564292">
                <text:p>0.0251759611564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2689304">
                <text:p>852689304</text:p>
              </table:table-cell>
              <table:table-cell office:value-type="float" office:value="0.00537653315683243">
                <text:p>0.00537653315683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3460">
                <text:p>233460</text:p>
              </table:table-cell>
              <table:table-cell office:value-type="float" office:value="18.9399602776429">
                <text:p>18.9399602776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